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078000009170000093BC61FB326.svg" manifest:media-type=""/>
  <manifest:file-entry manifest:full-path="Pictures/100002010000006E0000007050765CAA.png" manifest:media-type=""/>
  <manifest:file-entry manifest:full-path="Pictures/10000E350000091300000929562B01EF.svg" manifest:media-type=""/>
  <manifest:file-entry manifest:full-path="Pictures/100002010000006E0000006FB226E0A5.png" manifest:media-type=""/>
  <manifest:file-entry manifest:full-path="Pictures/100000000000002300000027328673A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Linux Biolinum O" svg:font-family="'Linux Biolinum O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cm" svg:stroke-color="#004586" draw:marker-start-width="0.35cm" draw:marker-end-width="0.35cm" draw:fill="solid" draw:fill-color="#004586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4" style:family="graphic" style:parent-style-name="standard" style:list-style-name="L1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Linux Biolinum 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Linux Biolinum O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style="normal" fo:text-shadow="none" style:text-underline-style="none" fo:font-weight="normal" style:letter-kerning="true" style:font-name-asian="MS Gothic" style:font-style-asian="normal" style:font-weight-asian="normal" style:font-name-complex="Tahoma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733cm" svg:height="7.503cm" svg:x="2cm" svg:y="2cm">
          <draw:image xlink:href="Pictures/100000000000002300000027328673A8.png" xlink:type="simple" xlink:show="embed" xlink:actuate="onLoad">
            <text:p/>
          </draw:image>
        </draw:frame>
        <draw:path draw:style-name="gr2" draw:text-style-name="P1" draw:layer="layout" svg:width="3.099cm" svg:height="3.036cm" svg:x="2.284cm" svg:y="2.024cm" svg:viewBox="0 0 3100 3037" svg:d="m1868 3037c-4575-2058 615-3117 1232-3032v1011c0 0-2487 0-2534 664s1302 1357 1302 1357z">
          <text:p/>
        </draw:path>
        <draw:path draw:style-name="gr2" draw:text-style-name="P1" draw:layer="layout" svg:width="3.099cm" svg:height="3.036cm" svg:x="2.284cm" svg:y="5.225cm" svg:viewBox="0 0 3100 3037" svg:d="m1868 3037c-4575-2058 615-3117 1232-3032v1011c0 0-2487 0-2534 664s1302 1357 1302 1357z">
          <text:p/>
        </draw:path>
        <draw:path draw:style-name="gr2" draw:text-style-name="P1" draw:layer="layout" svg:width="3.099cm" svg:height="3.036cm" svg:x="5.4cm" svg:y="6.4cm" svg:viewBox="0 0 3100 3037" svg:d="m1232 0c4575 2058-615 3117-1232 3032v-1011c0 0 2487 0 2534-664s-1302-1357-1302-1357z">
          <text:p/>
        </draw:path>
        <draw:path draw:style-name="gr2" draw:text-style-name="P1" draw:layer="layout" svg:width="3.099cm" svg:height="3.036cm" svg:x="5.4cm" svg:y="3.199cm" svg:viewBox="0 0 3100 3037" svg:d="m1232 0c4575 2058-615 3117-1232 3032v-1011c0 0 2487 0 2534-664s-1302-1357-1302-1357z">
          <text:p/>
        </draw:path>
        <draw:frame draw:style-name="gr1" draw:text-style-name="P1" draw:layer="layout" svg:width="3.262cm" svg:height="3.293cm" svg:x="2.2cm" svg:y="2.103cm">
          <draw:image xlink:href="Pictures/100002010000006E0000006FB226E0A5.png" xlink:type="simple" xlink:show="embed" xlink:actuate="onLoad"/>
          <draw:image xlink:href="Pictures/10000E350000091300000929562B01EF.svg" xlink:type="simple" xlink:show="embed" xlink:actuate="onLoad">
            <text:p/>
          </draw:image>
        </draw:frame>
        <draw:frame draw:style-name="gr1" draw:text-style-name="P1" draw:layer="layout" svg:width="3.268cm" svg:height="3.318cm" svg:x="5.232cm" svg:y="6.085cm">
          <draw:image xlink:href="Pictures/100002010000006E0000007050765CAA.png" xlink:type="simple" xlink:show="embed" xlink:actuate="onLoad"/>
          <draw:image xlink:href="Pictures/10002078000009170000093BC61FB326.svg" xlink:type="simple" xlink:show="embed" xlink:actuate="onLoad">
            <text:p/>
          </draw:image>
        </draw:frame>
        <draw:path draw:style-name="gr2" draw:text-style-name="P2" draw:layer="layout" svg:width="3.099cm" svg:height="3.036cm" svg:x="12.784cm" svg:y="5.322cm" svg:viewBox="0 0 3100 3037" svg:d="m1868 3037c-4575-2058 615-3117 1232-3032v1011c0 0-2487 0-2534 664s1302 1357 1302 1357z">
          <text:p/>
        </draw:path>
        <draw:path draw:style-name="gr2" draw:text-style-name="P1" draw:layer="layout" svg:width="3.099cm" svg:height="3.036cm" svg:x="15.9cm" svg:y="3.296cm" svg:viewBox="0 0 3100 3037" svg:d="m1232 0c4575 2058-615 3117-1232 3032v-1011c0 0 2487 0 2534-664s-1302-1357-1302-1357z">
          <text:p/>
        </draw:path>
        <draw:frame draw:style-name="gr1" draw:text-style-name="P1" draw:layer="layout" svg:width="3.262cm" svg:height="3.293cm" svg:x="12.7cm" svg:y="2.2cm">
          <draw:image xlink:href="Pictures/100002010000006E0000006FB226E0A5.png" xlink:type="simple" xlink:show="embed" xlink:actuate="onLoad"/>
          <draw:image xlink:href="Pictures/10000E350000091300000929562B01EF.svg" xlink:type="simple" xlink:show="embed" xlink:actuate="onLoad">
            <text:p/>
          </draw:image>
        </draw:frame>
        <draw:frame draw:style-name="gr1" draw:text-style-name="P1" draw:layer="layout" svg:width="3.268cm" svg:height="3.318cm" svg:x="15.732cm" svg:y="6.182cm">
          <draw:image xlink:href="Pictures/100002010000006E0000007050765CAA.png" xlink:type="simple" xlink:show="embed" xlink:actuate="onLoad"/>
          <draw:image xlink:href="Pictures/10002078000009170000093BC61FB326.svg" xlink:type="simple" xlink:show="embed" xlink:actuate="onLoad">
            <text:p/>
          </draw:image>
        </draw:frame>
        <draw:custom-shape draw:style-name="gr3" draw:text-style-name="P3" draw:layer="layout" svg:width="10cm" svg:height="5.001cm" svg:x="8.568cm" svg:y="2.642cm">
          <text:p/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4" draw:text-style-name="P5" draw:layer="layout" svg:width="6.28cm" svg:height="0.948cm" draw:transform="rotate (0.268082573106329) translate (12.784cm 6.079cm)">
          <text:p text:style-name="P4"><text:span text:style-name="T1">ordo ab chao</text:span></text:p>
          <draw:enhanced-geometry svg:viewBox="0 0 21600 21600" draw:mirror-horizontal="false" draw:mirror-vertical="false" draw:extrusion="fals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303.6450079239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1" svg:font-family="Thorndale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Linux Biolinum O" svg:font-family="'Linux Biolinum O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4-01-19T23:31:40.272264286</meta:creation-date>
    <dc:date>2014-01-20T00:25:49.618105870</dc:date>
    <dc:creator>Reece Hart</dc:creator>
    <meta:editing-duration>PT18M33S</meta:editing-duration>
    <meta:editing-cycles>6</meta:editing-cycles>
    <meta:generator>LibreOffice/4.1.3.2$Linux_X86_64 LibreOffice_project/410m0$Build-2</meta:generator>
    <meta:document-statistic meta:object-count="33"/>
  </office:meta>
</office:document-meta>
</file>